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officeooo:rsid="0018f43e" officeooo:paragraph-rsid="0018f43e" style:font-weight-asian="bold" style:font-weight-complex="bold"/>
    </style:style>
    <style:style style:name="P2" style:family="paragraph" style:parent-style-name="Standard">
      <style:text-properties fo:font-weight="normal" officeooo:rsid="001a4a00" officeooo:paragraph-rsid="001a4a00" style:font-weight-asian="normal" style:font-weight-complex="normal"/>
    </style:style>
    <style:style style:name="P3" style:family="paragraph" style:parent-style-name="Standard">
      <style:text-properties style:text-underline-style="solid" style:text-underline-width="auto" style:text-underline-color="font-color" fo:font-weight="normal" officeooo:rsid="001b065d" officeooo:paragraph-rsid="001b065d"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1e062c" officeooo:paragraph-rsid="001e062c" style:font-weight-asian="normal" style:font-weight-complex="normal"/>
    </style:style>
    <style:style style:name="P5" style:family="paragraph" style:parent-style-name="Standard">
      <style:text-properties style:text-underline-style="none" fo:font-weight="normal" officeooo:rsid="001b065d" officeooo:paragraph-rsid="001b065d" style:font-weight-asian="normal" style:font-weight-complex="normal"/>
    </style:style>
    <style:style style:name="P6" style:family="paragraph" style:parent-style-name="Standard">
      <style:text-properties style:text-underline-style="none" fo:font-weight="normal" officeooo:rsid="001daaf0" officeooo:paragraph-rsid="001daaf0" style:font-weight-asian="normal" style:font-weight-complex="normal"/>
    </style:style>
    <style:style style:name="P7" style:family="paragraph" style:parent-style-name="Standard">
      <style:text-properties style:text-underline-style="none" fo:font-weight="normal" officeooo:rsid="0020ff92" officeooo:paragraph-rsid="0020ff92" style:font-weight-asian="normal" style:font-weight-complex="normal"/>
    </style:style>
    <style:style style:name="P8" style:family="paragraph" style:parent-style-name="Standard">
      <style:text-properties style:text-underline-style="none" fo:font-weight="normal" officeooo:rsid="0021f8dd" officeooo:paragraph-rsid="0021f8dd" style:font-weight-asian="normal" style:font-weight-complex="normal"/>
    </style:style>
    <style:style style:name="P9" style:family="paragraph" style:parent-style-name="Standard">
      <style:text-properties style:text-underline-style="none" fo:font-weight="normal" officeooo:rsid="0022825d" officeooo:paragraph-rsid="0022825d" style:font-weight-asian="normal" style:font-weight-complex="normal"/>
    </style:style>
    <style:style style:name="P10" style:family="paragraph" style:parent-style-name="Standard">
      <style:text-properties style:text-underline-style="none" fo:font-weight="normal" officeooo:rsid="00240a0d" officeooo:paragraph-rsid="00240a0d" style:font-weight-asian="normal" style:font-weight-complex="normal"/>
    </style:style>
    <style:style style:name="P11" style:family="paragraph" style:parent-style-name="Standard">
      <style:text-properties style:text-underline-style="none" fo:font-weight="normal" officeooo:rsid="002580d5" officeooo:paragraph-rsid="002580d5" style:font-weight-asian="normal" style:font-weight-complex="normal"/>
    </style:style>
    <style:style style:name="P12" style:family="paragraph" style:parent-style-name="Standard">
      <style:text-properties style:text-underline-style="none" fo:font-weight="normal" officeooo:rsid="0028d3fb" officeooo:paragraph-rsid="0028d3fb" style:font-weight-asian="normal" style:font-weight-complex="normal"/>
    </style:style>
    <style:style style:name="P13" style:family="paragraph" style:parent-style-name="Standard">
      <style:text-properties style:text-underline-style="none" fo:font-weight="normal" officeooo:rsid="0028e093" officeooo:paragraph-rsid="0028e093" style:font-weight-asian="normal" style:font-weight-complex="normal"/>
    </style:style>
    <style:style style:name="P14" style:family="paragraph" style:parent-style-name="Standard">
      <style:text-properties style:text-underline-style="none" fo:font-weight="normal" officeooo:rsid="002a66a7" officeooo:paragraph-rsid="002a66a7" style:font-weight-asian="normal" style:font-weight-complex="normal"/>
    </style:style>
    <style:style style:name="P15" style:family="paragraph" style:parent-style-name="Standard">
      <style:text-properties style:text-underline-style="none" fo:font-weight="normal" officeooo:rsid="002a9647" officeooo:paragraph-rsid="002a9647" style:font-weight-asian="normal" style:font-weight-complex="normal"/>
    </style:style>
    <style:style style:name="P16" style:family="paragraph" style:parent-style-name="Standard">
      <style:text-properties style:text-underline-style="none" fo:font-weight="normal" officeooo:rsid="002c97d5" officeooo:paragraph-rsid="002c97d5" style:font-weight-asian="normal" style:font-weight-complex="normal"/>
    </style:style>
    <style:style style:name="P17" style:family="paragraph" style:parent-style-name="Standard">
      <style:text-properties style:text-underline-style="none" fo:font-weight="normal" officeooo:rsid="002c97d5" officeooo:paragraph-rsid="002de8b1" style:font-weight-asian="normal" style:font-weight-complex="normal"/>
    </style:style>
    <style:style style:name="P18" style:family="paragraph" style:parent-style-name="Standard">
      <loext:graphic-properties draw:fill="none"/>
      <style:paragraph-properties fo:background-color="transparent"/>
      <style:text-properties style:text-underline-style="none" fo:font-weight="normal" officeooo:rsid="002de8b1" officeooo:paragraph-rsid="002de8b1" style:font-weight-asian="normal" style:font-weight-complex="normal"/>
    </style:style>
    <style:style style:name="P19" style:family="paragraph" style:parent-style-name="Standard">
      <style:text-properties officeooo:rsid="00240a0d" officeooo:paragraph-rsid="00240a0d"/>
    </style:style>
    <style:style style:name="P20" style:family="paragraph" style:parent-style-name="Standard">
      <style:paragraph-properties fo:break-before="page"/>
      <style:text-properties style:text-underline-style="none" fo:font-weight="normal" officeooo:rsid="0028d3fb" officeooo:paragraph-rsid="0028d3fb" style:font-weight-asian="normal" style:font-weight-complex="normal"/>
    </style:style>
    <style:style style:name="P21" style:family="paragraph" style:parent-style-name="Standard" style:master-page-name="">
      <loext:graphic-properties draw:fill="none"/>
      <style:paragraph-properties style:page-number="auto" fo:background-color="transparent"/>
      <style:text-properties style:text-underline-style="none" fo:font-weight="normal" officeooo:rsid="002de8b1" officeooo:paragraph-rsid="002de8b1" style:font-weight-asian="normal" style:font-weight-complex="normal"/>
    </style:style>
    <style:style style:name="P22" style:family="paragraph" style:parent-style-name="Standard" style:list-style-name="L1">
      <style:text-properties fo:font-weight="normal" officeooo:rsid="001a4a00" officeooo:paragraph-rsid="001a4a00" style:font-weight-asian="normal" style:font-weight-complex="normal"/>
    </style:style>
    <style:style style:name="P23" style:family="paragraph" style:parent-style-name="Standard" style:list-style-name="L2">
      <style:text-properties style:text-underline-style="none" fo:font-weight="normal" officeooo:rsid="001b065d" officeooo:paragraph-rsid="001b065d" style:font-weight-asian="normal" style:font-weight-complex="normal"/>
    </style:style>
    <style:style style:name="P24" style:family="paragraph" style:parent-style-name="Standard" style:list-style-name="L3">
      <style:text-properties style:text-underline-style="none" fo:font-weight="normal" officeooo:rsid="001daaf0" officeooo:paragraph-rsid="001daaf0" style:font-weight-asian="normal" style:font-weight-complex="normal"/>
    </style:style>
    <style:style style:name="P25" style:family="paragraph" style:parent-style-name="Standard" style:list-style-name="L4">
      <style:text-properties style:text-underline-style="none" fo:font-weight="normal" officeooo:rsid="001daaf0" officeooo:paragraph-rsid="001daaf0" style:font-weight-asian="normal" style:font-weight-complex="normal"/>
    </style:style>
    <style:style style:name="P26" style:family="paragraph" style:parent-style-name="Standard" style:list-style-name="L5">
      <style:text-properties style:text-underline-style="none" fo:font-weight="normal" officeooo:rsid="001e062c" officeooo:paragraph-rsid="001e062c" style:font-weight-asian="normal" style:font-weight-complex="normal"/>
    </style:style>
    <style:style style:name="P27" style:family="paragraph" style:parent-style-name="Standard" style:list-style-name="L5">
      <style:text-properties style:text-underline-style="none" fo:font-weight="normal" officeooo:rsid="001fc511" officeooo:paragraph-rsid="001fc511" style:font-weight-asian="normal" style:font-weight-complex="normal"/>
    </style:style>
    <style:style style:name="P28" style:family="paragraph" style:parent-style-name="Standard" style:list-style-name="L5">
      <style:text-properties style:text-underline-style="none" fo:font-weight="normal" officeooo:rsid="0020ff92" officeooo:paragraph-rsid="0020ff92" style:font-weight-asian="normal" style:font-weight-complex="normal"/>
    </style:style>
    <style:style style:name="P29" style:family="paragraph" style:parent-style-name="Standard" style:list-style-name="L6">
      <style:text-properties style:text-underline-style="none" fo:font-weight="normal" officeooo:rsid="0021f8dd" officeooo:paragraph-rsid="0021f8dd" style:font-weight-asian="normal" style:font-weight-complex="normal"/>
    </style:style>
    <style:style style:name="P30" style:family="paragraph" style:parent-style-name="Standard" style:list-style-name="L6">
      <style:text-properties style:text-underline-style="none" fo:font-weight="normal" officeooo:rsid="0022104f" officeooo:paragraph-rsid="0022104f" style:font-weight-asian="normal" style:font-weight-complex="normal"/>
    </style:style>
    <style:style style:name="P31" style:family="paragraph" style:parent-style-name="Standard" style:list-style-name="L7">
      <style:text-properties style:text-underline-style="none" fo:font-weight="normal" officeooo:rsid="00240a0d" officeooo:paragraph-rsid="00240a0d" style:font-weight-asian="normal" style:font-weight-complex="normal"/>
    </style:style>
    <style:style style:name="P32" style:family="paragraph" style:parent-style-name="Standard" style:list-style-name="L8">
      <style:text-properties style:text-underline-style="none" fo:font-weight="normal" officeooo:rsid="00240a0d" officeooo:paragraph-rsid="00240a0d" style:font-weight-asian="normal" style:font-weight-complex="normal"/>
    </style:style>
    <style:style style:name="P33" style:family="paragraph" style:parent-style-name="Standard" style:list-style-name="L9">
      <style:text-properties style:text-underline-style="none" fo:font-weight="normal" officeooo:rsid="00240a0d" officeooo:paragraph-rsid="00240a0d" style:font-weight-asian="normal" style:font-weight-complex="normal"/>
    </style:style>
    <style:style style:name="P34" style:family="paragraph" style:parent-style-name="Standard" style:list-style-name="L10">
      <style:text-properties style:text-underline-style="none" fo:font-weight="normal" officeooo:rsid="002580d5" officeooo:paragraph-rsid="002580d5" style:font-weight-asian="normal" style:font-weight-complex="normal"/>
    </style:style>
    <style:style style:name="P35" style:family="paragraph" style:parent-style-name="Standard" style:list-style-name="L11">
      <style:text-properties style:text-underline-style="none" fo:font-weight="normal" officeooo:rsid="002580d5" officeooo:paragraph-rsid="002580d5" style:font-weight-asian="normal" style:font-weight-complex="normal"/>
    </style:style>
    <style:style style:name="P36" style:family="paragraph" style:parent-style-name="Standard" style:list-style-name="L12">
      <style:text-properties style:text-underline-style="none" fo:font-weight="normal" officeooo:rsid="002580d5" officeooo:paragraph-rsid="002580d5" style:font-weight-asian="normal" style:font-weight-complex="normal"/>
    </style:style>
    <style:style style:name="P37" style:family="paragraph" style:parent-style-name="Standard" style:list-style-name="L13">
      <style:text-properties style:text-underline-style="none" fo:font-weight="normal" officeooo:rsid="002580d5" officeooo:paragraph-rsid="002580d5" style:font-weight-asian="normal" style:font-weight-complex="normal"/>
    </style:style>
    <style:style style:name="P38" style:family="paragraph" style:parent-style-name="Standard" style:list-style-name="L14">
      <style:text-properties style:text-underline-style="none" fo:font-weight="normal" officeooo:rsid="0028d3fb" officeooo:paragraph-rsid="0028d3fb" style:font-weight-asian="normal" style:font-weight-complex="normal"/>
    </style:style>
    <style:style style:name="P39" style:family="paragraph" style:parent-style-name="Standard" style:list-style-name="L15">
      <style:text-properties style:text-underline-style="none" fo:font-weight="normal" officeooo:rsid="0028d3fb" officeooo:paragraph-rsid="0028d3fb" style:font-weight-asian="normal" style:font-weight-complex="normal"/>
    </style:style>
    <style:style style:name="P40" style:family="paragraph" style:parent-style-name="Standard" style:list-style-name="L16">
      <style:text-properties style:text-underline-style="none" fo:font-weight="normal" officeooo:rsid="0028d3fb" officeooo:paragraph-rsid="0028d3fb" style:font-weight-asian="normal" style:font-weight-complex="normal"/>
    </style:style>
    <style:style style:name="P41" style:family="paragraph" style:parent-style-name="Standard" style:list-style-name="L17">
      <style:text-properties style:text-underline-style="none" fo:font-weight="normal" officeooo:rsid="0028d3fb" officeooo:paragraph-rsid="0028d3fb" style:font-weight-asian="normal" style:font-weight-complex="normal"/>
    </style:style>
    <style:style style:name="P42" style:family="paragraph" style:parent-style-name="Standard" style:list-style-name="L18">
      <style:text-properties style:text-underline-style="none" fo:font-weight="normal" officeooo:rsid="0028d3fb" officeooo:paragraph-rsid="0028d3fb" style:font-weight-asian="normal" style:font-weight-complex="normal"/>
    </style:style>
    <style:style style:name="P43" style:family="paragraph" style:parent-style-name="Standard" style:list-style-name="L19">
      <style:text-properties style:text-underline-style="none" fo:font-weight="normal" officeooo:rsid="0028d3fb" officeooo:paragraph-rsid="0028d3fb" style:font-weight-asian="normal" style:font-weight-complex="normal"/>
    </style:style>
    <style:style style:name="P44" style:family="paragraph" style:parent-style-name="Standard" style:list-style-name="L20">
      <style:text-properties style:text-underline-style="none" fo:font-weight="normal" officeooo:rsid="0028d3fb" officeooo:paragraph-rsid="0028d3fb" style:font-weight-asian="normal" style:font-weight-complex="normal"/>
    </style:style>
    <style:style style:name="P45" style:family="paragraph" style:parent-style-name="Standard" style:list-style-name="L21">
      <style:text-properties style:text-underline-style="none" fo:font-weight="normal" officeooo:rsid="0028d3fb" officeooo:paragraph-rsid="0028d3fb" style:font-weight-asian="normal" style:font-weight-complex="normal"/>
    </style:style>
    <style:style style:name="P46" style:family="paragraph" style:parent-style-name="Standard" style:list-style-name="L22">
      <style:text-properties style:text-underline-style="none" fo:font-weight="normal" officeooo:rsid="0028e093" officeooo:paragraph-rsid="0028e093" style:font-weight-asian="normal" style:font-weight-complex="normal"/>
    </style:style>
    <style:style style:name="P47" style:family="paragraph" style:parent-style-name="Standard" style:list-style-name="L23">
      <style:text-properties style:text-underline-style="none" fo:font-weight="normal" officeooo:rsid="002a66a7" officeooo:paragraph-rsid="002a66a7" style:font-weight-asian="normal" style:font-weight-complex="normal"/>
    </style:style>
    <style:style style:name="P48" style:family="paragraph" style:parent-style-name="Standard" style:list-style-name="L24">
      <style:text-properties style:text-underline-style="none" fo:font-weight="normal" officeooo:rsid="002a66a7" officeooo:paragraph-rsid="002a66a7" style:font-weight-asian="normal" style:font-weight-complex="normal"/>
    </style:style>
    <style:style style:name="P49" style:family="paragraph" style:parent-style-name="Standard" style:list-style-name="L25">
      <style:text-properties style:text-underline-style="none" fo:font-weight="normal" officeooo:rsid="002a66a7" officeooo:paragraph-rsid="002a66a7" style:font-weight-asian="normal" style:font-weight-complex="normal"/>
    </style:style>
    <style:style style:name="P50" style:family="paragraph" style:parent-style-name="Standard" style:list-style-name="L26">
      <style:text-properties style:text-underline-style="none" fo:font-weight="normal" officeooo:rsid="002a9647" officeooo:paragraph-rsid="002a9647" style:font-weight-asian="normal" style:font-weight-complex="normal"/>
    </style:style>
    <style:style style:name="P51" style:family="paragraph" style:parent-style-name="Standard" style:list-style-name="L27">
      <style:text-properties style:text-underline-style="none" fo:font-weight="normal" officeooo:rsid="002c97d5" officeooo:paragraph-rsid="002c97d5" style:font-weight-asian="normal" style:font-weight-complex="normal"/>
    </style:style>
    <style:style style:name="P52" style:family="paragraph" style:parent-style-name="Standard" style:list-style-name="L28">
      <style:text-properties style:text-underline-style="none" fo:font-weight="normal" officeooo:rsid="002c97d5" officeooo:paragraph-rsid="002de8b1" style:font-weight-asian="normal" style:font-weight-complex="normal"/>
    </style:style>
    <style:style style:name="P53" style:family="paragraph" style:parent-style-name="Standard" style:list-style-name="L28">
      <style:text-properties style:text-underline-style="none" fo:font-weight="normal" officeooo:rsid="002de8b1" officeooo:paragraph-rsid="002de8b1" style:font-weight-asian="normal" style:font-weight-complex="normal"/>
    </style:style>
    <style:style style:name="P54" style:family="paragraph" style:parent-style-name="Standard" style:list-style-name="L28">
      <loext:graphic-properties draw:fill="none"/>
      <style:paragraph-properties fo:background-color="transparent"/>
      <style:text-properties style:text-underline-style="none" fo:font-weight="normal" officeooo:rsid="002de8b1" officeooo:paragraph-rsid="002de8b1" style:font-weight-asian="normal" style:font-weight-complex="normal"/>
    </style:style>
    <style:style style:name="P55" style:family="paragraph" style:parent-style-name="Standard" style:list-style-name="L28">
      <loext:graphic-properties draw:fill="none"/>
      <style:paragraph-properties fo:background-color="transparent"/>
      <style:text-properties style:text-underline-style="none" fo:font-weight="normal" officeooo:rsid="002faaad" officeooo:paragraph-rsid="002faaad" style:font-weight-asian="normal" style:font-weight-complex="normal"/>
    </style:style>
    <style:style style:name="P56" style:family="paragraph" style:parent-style-name="Standard" style:list-style-name="L28">
      <loext:graphic-properties draw:fill="none"/>
      <style:paragraph-properties fo:background-color="transparent"/>
      <style:text-properties style:text-underline-style="none" fo:font-weight="normal" officeooo:rsid="00305774" officeooo:paragraph-rsid="00305774" style:font-weight-asian="normal" style:font-weight-complex="normal"/>
    </style:style>
    <style:style style:name="P57" style:family="paragraph" style:parent-style-name="Standard" style:list-style-name="L5">
      <style:text-properties style:text-underline-style="solid" style:text-underline-width="auto" style:text-underline-color="font-color" fo:font-weight="normal" officeooo:rsid="001e062c" officeooo:paragraph-rsid="001e062c" style:font-weight-asian="normal" style:font-weight-complex="normal"/>
    </style:style>
    <style:style style:name="P58" style:family="paragraph" style:parent-style-name="Standard" style:list-style-name="L28">
      <style:text-properties officeooo:rsid="002de8b1" officeooo:paragraph-rsid="002de8b1"/>
    </style:style>
    <style:style style:name="T1" style:family="text">
      <style:text-properties style:text-underline-style="none"/>
    </style:style>
    <style:style style:name="T2" style:family="text">
      <style:text-properties style:text-underline-style="none" officeooo:rsid="0020ff92"/>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2825d" style:font-weight-asian="normal" style:font-weight-complex="normal"/>
    </style:style>
    <style:style style:name="T5" style:family="text">
      <style:text-properties style:text-underline-style="none" fo:font-weight="normal" officeooo:rsid="002c97d5" style:font-weight-asian="normal" style:font-weight-complex="normal"/>
    </style:style>
    <style:style style:name="T6" style:family="text">
      <style:text-properties officeooo:rsid="0032bea8"/>
    </style:style>
    <style:style style:name="T7" style:family="text">
      <style:text-properties officeooo:rsid="00360cda"/>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STNÍ PRÁVO</text:p>
      <text:list xml:id="list4798865198769073464" text:style-name="L1">
        <text:list-item>
          <text:p text:style-name="P22">Trestný čin</text:p>
        </text:list-item>
        <text:list-item>
          <text:p text:style-name="P22">Přestupek</text:p>
        </text:list-item>
        <text:list-item>
          <text:p text:style-name="P22">Civilní delikt</text:p>
        </text:list-item>
      </text:list>
      <text:p text:style-name="P2"/>
      <text:p text:style-name="P2">V případě, že je chodec přejet autem, může podat na řidiče žalobu za civilní delikt a zároveň na něj vede žalobu stát za trestný čin. Cíly jsou totiž rozdílné, civilní právo se snaží nahradit peněžně vzniklou škodu, zatímco stát se snaží potlačit samotný čin. Spolu se soudním řízením za <text:span text:style-name="T6">trestný</text:span> čin nemůže být zároveň vydán přestupek, protože by byl trestán dvakrát.</text:p>
      <text:p text:style-name="P2"/>
      <text:p text:style-name="P2"><text:span text:style-name="T7">x</text:span>Rozdíl mezi pokutou a peňěžitým trestem je ten, že peněžitý trest ukládá soud (ne úřad) a je zapsán v trestním rejstříku.</text:p>
      <text:p text:style-name="P2"/>
      <text:p text:style-name="P2">Adhezní řízení → Možnost vést společné řízení pro potrestání viníka a vymáhání náhrady, kde <text:tab/>spolupracuje státní zástupce i žalobce.</text:p>
      <text:p text:style-name="P2"/>
      <text:p text:style-name="P2">Objektivní odpovědnost → přejímáte zodpovědnost, i když jste újmu způsobili svou činností bez <text:tab/>porušení povinností.</text:p>
      <text:p text:style-name="P2"/>
      <text:p text:style-name="P2">Trestný čin je upraven asi 4 zákony, přestupek více než 250 a civilní delikty zejména v občanském <text:tab/>zákoníku </text:p>
      <text:p text:style-name="P2"/>
      <text:p text:style-name="P3">Zásady trestního práva</text:p>
      <text:list xml:id="list1077996164965455125" text:style-name="L2">
        <text:list-item>
          <text:p text:style-name="P23">Zásada náležitého zjištění skutkového stavu</text:p>
          <text:list>
            <text:list-item>
              <text:p text:style-name="P23">Povinnost soudu si najít všechny potřebná svědectví</text:p>
            </text:list-item>
          </text:list>
        </text:list-item>
        <text:list-item>
          <text:p text:style-name="P23">Zásada legality</text:p>
        </text:list-item>
        <text:list-item>
          <text:p text:style-name="P23">Zásada veřejnosti</text:p>
        </text:list-item>
        <text:list-item>
          <text:p text:style-name="P23">Zásada stíhání jen ze zákonných důvodů</text:p>
        </text:list-item>
        <text:list-item>
          <text:p text:style-name="P23">Zásada presumpce neviny</text:p>
        </text:list-item>
        <text:list-item>
          <text:p text:style-name="P23">Zásada volného hodnocení důkazů</text:p>
        </text:list-item>
        <text:list-item>
          <text:p text:style-name="P23">Zásada zajištění práva na obhajobu</text:p>
        </text:list-item>
        <text:list-item>
          <text:p text:style-name="P23">Zásada obžalovací</text:p>
        </text:list-item>
        <text:list-item>
          <text:p text:style-name="P23">Zásada rychlosti řízení</text:p>
        </text:list-item>
      </text:list>
      <text:p text:style-name="P5"/>
      <text:p text:style-name="P6">Cílem trestního zákoníku je ochrana <text:s/>života zdraví a majetku</text:p>
      <text:p text:style-name="P6"/>
      <text:p text:style-name="P6">Civilní žaloba</text:p>
      <text:list xml:id="list8693192457367159425" text:style-name="L3">
        <text:list-item>
          <text:p text:style-name="P24">Výhoda</text:p>
          <text:list>
            <text:list-item>
              <text:p text:style-name="P24">soud se musí žalobou zabývat a rozhodnot</text:p>
            </text:list-item>
          </text:list>
        </text:list-item>
        <text:list-item>
          <text:p text:style-name="P24">Nevýhoda</text:p>
          <text:list>
            <text:list-item>
              <text:p text:style-name="P24">náklady na řízení, nutnost dokazovat</text:p>
            </text:list-item>
          </text:list>
        </text:list-item>
      </text:list>
      <text:p text:style-name="P6">X</text:p>
      <text:p text:style-name="P6"/>
      <text:p text:style-name="P6">Trestní oznámení</text:p>
      <text:list xml:id="list8634314042468510539" text:style-name="L4">
        <text:list-item>
          <text:p text:style-name="P25">Výhody</text:p>
          <text:list>
            <text:list-item>
              <text:p text:style-name="P25">Bezplatné + není třeba dokazovat</text:p>
            </text:list-item>
          </text:list>
        </text:list-item>
        <text:list-item>
          <text:p text:style-name="P25">Nevýhody</text:p>
          <text:list>
            <text:list-item>
              <text:p text:style-name="P25">státní zástupce/úředník nemusí případ řešit a my ho nemáme jak donutit</text:p>
            </text:list-item>
          </text:list>
        </text:list-item>
      </text:list>
      <text:p text:style-name="P4">Trestný čin</text:p>
      <text:list xml:id="list931067059143108261" text:style-name="L5">
        <text:list-item>
          <text:p text:style-name="P26">Protiprávný</text:p>
        </text:list-item>
        <text:list-item>
          <text:p text:style-name="P26">taková společenská škodlivost, že nestačí stíhat dle občanského práva</text:p>
        </text:list-item>
        <text:list-item>
          <text:p text:style-name="P26"><text:soft-page-break/>naplňuje všechny znaky skutkové podstaty trestného činu</text:p>
          <text:list>
            <text:list-item>
              <text:p text:style-name="P57"><text:span text:style-name="T1">Objekt – </text:span><text:span text:style-name="T2">majetek třeba</text:span></text:p>
            </text:list-item>
            <text:list-item>
              <text:p text:style-name="P26">Způsob – čin se udál dle definice trestního zákoníku</text:p>
              <text:list>
                <text:list-item>
                  <text:p text:style-name="P26">(ne)konání</text:p>
                </text:list-item>
                <text:list-item>
                  <text:p text:style-name="P26">následek – třeba úbytek majetku</text:p>
                </text:list-item>
              </text:list>
            </text:list-item>
            <text:list-item>
              <text:p text:style-name="P26">Subjekt trestného činu</text:p>
              <text:list>
                <text:list-item>
                  <text:p text:style-name="P26">Pachatel</text:p>
                </text:list-item>
                <text:list-item>
                  <text:p text:style-name="P26">Spolupachatel</text:p>
                </text:list-item>
                <text:list-item>
                  <text:p text:style-name="P26">Účastník (Organizátor, návodce, pomocník)</text:p>
                </text:list-item>
              </text:list>
            </text:list-item>
            <text:list-item>
              <text:p text:style-name="P27">Zavinění</text:p>
              <text:list>
                <text:list-item>
                  <text:p text:style-name="P27">úmysl</text:p>
                  <text:list>
                    <text:list-item>
                      <text:p text:style-name="P27">přímý/nepřímý</text:p>
                    </text:list-item>
                  </text:list>
                </text:list-item>
                <text:list-item>
                  <text:p text:style-name="P27">nedbalost</text:p>
                  <text:list>
                    <text:list-item>
                      <text:p text:style-name="P27">vědomá/nevědomá</text:p>
                    </text:list-item>
                  </text:list>
                </text:list-item>
              </text:list>
            </text:list-item>
          </text:list>
        </text:list-item>
        <text:list-item>
          <text:p text:style-name="P28">Trestné činy se dělí na přečiny (až 5 let), zločiny (až 10 let) a zvlášť závažné zločiny (10 a víc)</text:p>
        </text:list-item>
      </text:list>
      <text:p text:style-name="P7"/>
      <text:p text:style-name="P8">Okolnosti vylučující protiprávnost</text:p>
      <text:list xml:id="list2988170499299912540" text:style-name="L6">
        <text:list-item>
          <text:p text:style-name="P29">Krajní nouze</text:p>
          <text:list>
            <text:list-item>
              <text:p text:style-name="P29">Odvrácení bezprostředně hrozícího nebezpečí</text:p>
              <text:list>
                <text:list-item>
                  <text:p text:style-name="P29">Princip subsidiarity</text:p>
                </text:list-item>
                <text:list-item>
                  <text:p text:style-name="P29">Následek našeho jednání nesmí být závažnější než důsledek, který se snažíme vyvrátit</text:p>
                </text:list-item>
                <text:list-item>
                  <text:p text:style-name="P29">Neplatí u osob, které jsou povinny riziko snášet</text:p>
                </text:list-item>
              </text:list>
            </text:list-item>
            <text:list-item>
              <text:p text:style-name="P29">Nutná obrana</text:p>
              <text:list>
                <text:list-item>
                  <text:p text:style-name="P29">Smíme poškodit jenom pachatele</text:p>
                </text:list-item>
                <text:list-item>
                  <text:p text:style-name="P29">Nesmíme útočníka poškodit nepřiměřeně</text:p>
                </text:list-item>
              </text:list>
            </text:list-item>
            <text:list-item>
              <text:p text:style-name="P29">Svolení poškozeného</text:p>
              <text:list>
                <text:list-item>
                  <text:p text:style-name="P29">musí se vztahovat k jednání i k důsledku činu</text:p>
                </text:list-item>
                <text:list-item>
                  <text:p text:style-name="P29">výjimkou je usmrcení nebo zabití</text:p>
                </text:list-item>
              </text:list>
            </text:list-item>
            <text:list-item>
              <text:p text:style-name="P29">Oprávněné použití zbraně</text:p>
              <text:list>
                <text:list-item>
                  <text:p text:style-name="P29">třeba u policisty který má použití zbraně v tomto případě speciálně povoleno</text:p>
                </text:list-item>
              </text:list>
            </text:list-item>
            <text:list-item>
              <text:p text:style-name="P29">Přípustné riziko</text:p>
              <text:list>
                <text:list-item>
                  <text:p text:style-name="P30">testování nových léků → cílem je dosáhnout pokroku</text:p>
                </text:list-item>
                <text:list-item>
                  <text:p text:style-name="P30">riziko musí být minimalizované</text:p>
                </text:list-item>
              </text:list>
            </text:list-item>
            <text:list-item>
              <text:p text:style-name="P29">Použití agenta</text:p>
              <text:list>
                <text:list-item>
                  <text:p text:style-name="P30">agent nasazený státem může použít jakýchkoli prostředků</text:p>
                </text:list-item>
              </text:list>
            </text:list-item>
          </text:list>
        </text:list-item>
      </text:list>
      <text:p text:style-name="P9">„Vražda ze strachu“</text:p>
      <text:p text:style-name="P9"/>
      <text:p text:style-name="P19"><text:span text:style-name="T4">V</text:span><text:span text:style-name="T3">ývojová stádia trestného činu</text:span></text:p>
      <text:list xml:id="list75740711065688210" text:style-name="L7">
        <text:list-item>
          <text:p text:style-name="P31">pojetí myšlenky čin spáchat</text:p>
        </text:list-item>
        <text:list-item>
          <text:p text:style-name="P31">příprava → vytváření podmínek, třeba stalkování a zjišťování informací</text:p>
        </text:list-item>
      </text:list>
      <text:list xml:id="list6922574360024212737" text:style-name="L8">
        <text:list-item>
          <text:list>
            <text:list-item>
              <text:p text:style-name="P32">trestné jen u závažných trestných činů</text:p>
            </text:list-item>
          </text:list>
        </text:list-item>
      </text:list>
      <text:list xml:id="list160021965189222" text:continue-list="list75740711065688210" text:style-name="L7">
        <text:list-item>
          <text:p text:style-name="P31">pokus → nedokonaný trestný čin u úmyslných trestných činů</text:p>
        </text:list-item>
      </text:list>
      <text:list xml:id="list6839485277340836133" text:style-name="L9">
        <text:list-item>
          <text:list>
            <text:list-item>
              <text:p text:style-name="P33">vždy trestný, stejná sazba jako za čin</text:p>
            </text:list-item>
          </text:list>
        </text:list-item>
      </text:list>
      <text:list xml:id="list160022646936300" text:continue-list="list160021965189222" text:style-name="L7">
        <text:list-item>
          <text:p text:style-name="P31">dokonání → naplnění všech znaků</text:p>
        </text:list-item>
      </text:list>
      <text:p text:style-name="P10"/>
      <text:p text:style-name="P11">Možnosti upuštění od potrestání za přečiny</text:p>
      <text:list xml:id="list1495803943441180748" text:style-name="L10">
        <text:list-item>
          <text:p text:style-name="P34">Upuštění od potrestání</text:p>
        </text:list-item>
      </text:list>
      <text:p text:style-name="P11"><text:soft-page-break/>Peněžitý trest</text:p>
      <text:list xml:id="list160023572827374" text:continue-numbering="true" text:style-name="L10">
        <text:list-item>
          <text:p text:style-name="P34">Domácí vězení → zákaz vycházení v určité hodiny</text:p>
        </text:list-item>
        <text:list-item>
          <text:p text:style-name="P34">Obecně prospěšné práce</text:p>
        </text:list-item>
        <text:list-item>
          <text:p text:style-name="P34">Odnětí svobody → eventuálně uložení podmínky</text:p>
        </text:list-item>
      </text:list>
      <text:p text:style-name="P11"/>
      <text:p text:style-name="P11">Trest smrti</text:p>
      <text:p text:style-name="P11"/>
      <text:p text:style-name="P11">Trestné činy proti životu a zdraví</text:p>
      <text:p text:style-name="P11">Vražda</text:p>
      <text:list xml:id="list5419895197375954859" text:style-name="L11">
        <text:list-item>
          <text:p text:style-name="P35">Došlo k úmrtí</text:p>
        </text:list-item>
        <text:list-item>
          <text:p text:style-name="P35">Není nutný úmysl (může být nepřímý) (I.)</text:p>
        </text:list-item>
        <text:list-item>
          <text:p text:style-name="P35">Vražda s úmyslem (II.)</text:p>
        </text:list-item>
        <text:list-item>
          <text:p text:style-name="P35">Vražda z afektu (I.)</text:p>
        </text:list-item>
      </text:list>
      <text:p text:style-name="P11"/>
      <text:p text:style-name="P11">Usmrcení z nedbalosti</text:p>
      <text:list xml:id="list5825352675236034202" text:style-name="L12">
        <text:list-item>
          <text:p text:style-name="P36">Třeba při rychlé jízdě</text:p>
        </text:list-item>
      </text:list>
      <text:p text:style-name="P11"/>
      <text:p text:style-name="P11">Účast na sebevraždě je trestná</text:p>
      <text:p text:style-name="P11"/>
      <text:p text:style-name="P11">Jedoucí řidič + člověk na červenou</text:p>
      <text:list xml:id="list8959677439218610329" text:style-name="L13">
        <text:list-item>
          <text:p text:style-name="P37">ridič bude souzen za ublížení na zdraví z nedbalosti s nižším trestem</text:p>
        </text:list-item>
      </text:list>
      <text:p text:style-name="P11"/>
      <text:p text:style-name="P12">Trestné činy proti životu a zdraví</text:p>
      <text:list xml:id="list9140846585250093088" text:style-name="L14">
        <text:list-item>
          <text:p text:style-name="P38">Usmrcení</text:p>
          <text:list>
            <text:list-item>
              <text:p text:style-name="P38">Úmyslné</text:p>
            </text:list-item>
            <text:list-item>
              <text:p text:style-name="P38">Neúmyslné</text:p>
            </text:list-item>
          </text:list>
        </text:list-item>
        <text:list-item>
          <text:p text:style-name="P38">Ublížení na zdraví</text:p>
          <text:list>
            <text:list-item>
              <text:p text:style-name="P38">Úmyslné</text:p>
              <text:list>
                <text:list-item>
                  <text:p text:style-name="P38">U. na z-aví z omluvitelné pohnutky</text:p>
                </text:list-item>
              </text:list>
            </text:list-item>
            <text:list-item>
              <text:p text:style-name="P38">Nedbalostní</text:p>
            </text:list-item>
          </text:list>
        </text:list-item>
      </text:list>
      <text:p text:style-name="P12"/>
      <text:p text:style-name="P12"/>
      <text:p text:style-name="P12">Mučení a jiné nelidské zacházení</text:p>
      <text:list xml:id="list6196655006063864174" text:style-name="L15">
        <text:list-item>
          <text:p text:style-name="P39">Je trestná i příprava</text:p>
        </text:list-item>
        <text:list-item>
          <text:p text:style-name="P39">další zhoršení za namíření proti etniku, svědkovi, atd…</text:p>
        </text:list-item>
      </text:list>
      <text:p text:style-name="P12"/>
      <text:p text:style-name="P12">Neposkytnutí v pomoci</text:p>
      <text:list xml:id="list1185157864978615014" text:style-name="L16">
        <text:list-item>
          <text:p text:style-name="P40">V případě, že to neohrozí naši bezpečnost nebo pokud to máme v popisu práce</text:p>
        </text:list-item>
      </text:list>
      <text:p text:style-name="P12"/>
      <text:p text:style-name="P12">Ohrožování pohlavní nemocí</text:p>
      <text:list xml:id="list837054122652012930" text:style-name="L17">
        <text:list-item>
          <text:p text:style-name="P41">Stačí i jen z nedbalosti</text:p>
        </text:list-item>
      </text:list>
      <text:p text:style-name="P12"/>
      <text:p text:style-name="P12">Rvačka</text:p>
      <text:list xml:id="list5530865873076107996" text:style-name="L18">
        <text:list-item>
          <text:p text:style-name="P42">Zapojením se do rvačky cíleně směřujeme k ublížení na zdraví</text:p>
        </text:list-item>
      </text:list>
      <text:p text:style-name="P12"/>
      <text:p text:style-name="P12">Loupež</text:p>
      <text:list xml:id="list4992048765993014862" text:style-name="L19">
        <text:list-item>
          <text:p text:style-name="P43">Zmocnění se cizí věci násilím nebo vyhrožováním</text:p>
        </text:list-item>
        <text:list-item>
          <text:p text:style-name="P43">Trestná i příprava</text:p>
        </text:list-item>
      </text:list>
      <text:p text:style-name="P12"/>
      <text:p text:style-name="P20"/>
      <text:p text:style-name="P12">Omezování svobody vyznání</text:p>
      <text:list xml:id="list6980944621001641342" text:style-name="L20">
        <text:list-item>
          <text:p text:style-name="P44">trestné i nucení ostatních k nějakému chování</text:p>
        </text:list-item>
      </text:list>
      <text:p text:style-name="P12"/>
      <text:p text:style-name="P12">Omezování práva svobodně se sdružovat a vyjadřovat svůj názor</text:p>
      <text:list xml:id="list4824205641585938864" text:style-name="L21">
        <text:list-item>
          <text:p text:style-name="P45">Demonstraci je nutné ohlásit</text:p>
        </text:list-item>
        <text:list-item>
          <text:p text:style-name="P45">Je nutné se řídit pravidly</text:p>
        </text:list-item>
      </text:list>
      <text:p text:style-name="P12"/>
      <text:p text:style-name="P13">Znásilnění</text:p>
      <text:list xml:id="list5946799542605403054" text:style-name="L22">
        <text:list-item>
          <text:p text:style-name="P46">Donucení k pohlavnímu styku nátlakem fyzickým nebo i vydírání násilím</text:p>
        </text:list-item>
        <text:list-item>
          <text:p text:style-name="P46">Trestná i příprava</text:p>
        </text:list-item>
      </text:list>
      <text:p text:style-name="P13"/>
      <text:p text:style-name="P14">Pomluva</text:p>
      <text:list xml:id="list2989022679345009035" text:style-name="L23">
        <text:list-item>
          <text:p text:style-name="P47">Úmyslné sdělení nepravdivého údaje</text:p>
        </text:list-item>
        <text:list-item>
          <text:p text:style-name="P47">Lze podat (má se podat) <text:s/>hlavně civilní žaloba</text:p>
        </text:list-item>
        <text:list-item>
          <text:p text:style-name="P47">extrémní případ</text:p>
        </text:list-item>
      </text:list>
      <text:p text:style-name="P14"/>
      <text:p text:style-name="P14">Krádež</text:p>
      <text:list xml:id="list200615812034746108" text:style-name="L24">
        <text:list-item>
          <text:p text:style-name="P48">Hodnota minimálně 5 000 nebo s vloupáním</text:p>
        </text:list-item>
        <text:list-item>
          <text:p text:style-name="P48">Není loupež, pokud nedojde ke konfliktu</text:p>
        </text:list-item>
      </text:list>
      <text:p text:style-name="P14"/>
      <text:p text:style-name="P14">Zpronevěra</text:p>
      <text:list xml:id="list1758245135993967874" text:style-name="L25">
        <text:list-item>
          <text:p text:style-name="P49">Legálním způsobem získaná částka/věc, kterou si někdo nelegálně přivlastní</text:p>
        </text:list-item>
      </text:list>
      <text:p text:style-name="P14"/>
      <text:p text:style-name="P15">Podvod</text:p>
      <text:list xml:id="list1422794586735778639" text:style-name="L26">
        <text:list-item>
          <text:p text:style-name="P50">Uvedením nebo nevyvedením z omylu dojde k neoprávněnému obohacení</text:p>
        </text:list-item>
        <text:list-item>
          <text:p text:style-name="P50">Už nabytí je nelegální</text:p>
        </text:list-item>
      </text:list>
      <text:p text:style-name="P15"/>
      <text:p text:style-name="P16">Stadia trestního řízení</text:p>
      <text:list xml:id="list4709521202369639128" text:style-name="L27">
        <text:list-item>
          <text:p text:style-name="P51">Přípravné řízení</text:p>
          <text:list>
            <text:list-item>
              <text:p text:style-name="P51">podání trestního oznámení, Prověřování, zahájení líčení</text:p>
            </text:list-item>
          </text:list>
        </text:list-item>
      </text:list>
      <text:p text:style-name="P17"><text:tab/>Snažíme se zjistit, zda má na konci procesu být zahájeno trestní stíhání.</text:p>
      <text:list xml:id="list3678818128607324919" text:style-name="L28">
        <text:list-item>
          <text:list>
            <text:list-item>
              <text:p text:style-name="P52">Podání trestního oznámení, prověřivání, zahájení trestního řízení, vyšetřování, podání obžaloby</text:p>
            </text:list-item>
          </text:list>
        </text:list-item>
        <text:list-item>
          <text:p text:style-name="P58"><text:span text:style-name="T5">S</text:span><text:span text:style-name="T3">oudní řízení</text:span></text:p>
          <text:list>
            <text:list-item>
              <text:p text:style-name="P53">Oznam o trestním stíhání</text:p>
              <text:list>
                <text:list-item>
                  <text:p text:style-name="P53">Podle čeho jste souzeni</text:p>
                </text:list-item>
                <text:list-item>
                  <text:p text:style-name="P53">Popis činu, ze kterého jste obviněni</text:p>
                </text:list-item>
              </text:list>
            </text:list-item>
            <text:list-item>
              <text:p text:style-name="P54">Oznam o žalobě</text:p>
            </text:list-item>
            <text:list-item>
              <text:p text:style-name="P55">Projednání skutku popsaného v obžalobě</text:p>
            </text:list-item>
            <text:list-item>
              <text:p text:style-name="P55">Subjekty</text:p>
              <text:list>
                <text:list-item>
                  <text:p text:style-name="P55">Státní zástupce</text:p>
                </text:list-item>
                <text:list-item>
                  <text:p text:style-name="P55">Soud</text:p>
                </text:list-item>
                <text:list-item>
                  <text:p text:style-name="P55">Obžalovaný</text:p>
                </text:list-item>
                <text:list-item>
                  <text:p text:style-name="P55">Poškozený</text:p>
                </text:list-item>
              </text:list>
            </text:list-item>
            <text:list-item>
              <text:p text:style-name="P55">Provedení dokazování</text:p>
            </text:list-item>
            <text:list-item>
              <text:p text:style-name="P55">Vynesení rozsudku</text:p>
              <text:list>
                <text:list-item>
                  <text:p text:style-name="P55">Bylo prokázáno, že se skutek stal?</text:p>
                </text:list-item>
                <text:list-item>
                  <text:p text:style-name="P55">Je skutek trestným činem?</text:p>
                </text:list-item>
                <text:list-item>
                  <text:p text:style-name="P55">Spáchal skutek obžalovaný?</text:p>
                </text:list-item>
                <text:list-item>
                  <text:p text:style-name="P55"><text:soft-page-break/>Je obžalovaný trestně odpovědný?</text:p>
                </text:list-item>
                <text:list-item>
                  <text:p text:style-name="P55">Zanikla trestnost činu?</text:p>
                </text:list-item>
              </text:list>
            </text:list-item>
            <text:list-item>
              <text:p text:style-name="P56">Odvolání</text:p>
              <text:list>
                <text:list-item>
                  <text:p text:style-name="P56">O tom rozhoduje nadřízený soud.</text:p>
                  <text:list>
                    <text:list-item>
                      <text:p text:style-name="P56">Pokud je s tím hodně práce, vrátí zpátky nižšímu soudu, jinak rozhodne sám</text:p>
                    </text:list-item>
                  </text:list>
                </text:list-item>
              </text:list>
            </text:list-item>
            <text:list-item>
              <text:p text:style-name="P56">Dovolání</text:p>
              <text:list>
                <text:list-item>
                  <text:p text:style-name="P56">Podstatná právní nebo procesní vada odvolacího soudu</text:p>
                </text:list-item>
                <text:list-item>
                  <text:p text:style-name="P56">Rozhoduje nejvyšší soud</text:p>
                </text:list-item>
              </text:list>
            </text:list-item>
          </text:list>
        </text:list-item>
      </text:list>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4:50:55.728473555</meta:creation-date>
    <meta:editing-duration>P1DT20H32M21S</meta:editing-duration>
    <meta:editing-cycles>9</meta:editing-cycles>
    <meta:generator>LibreOffice/5.1.6.2$Linux_x86 LibreOffice_project/10m0$Build-2</meta:generator>
    <dc:date>2018-04-27T16:00:21.707533028</dc:date>
    <meta:document-statistic meta:table-count="0" meta:image-count="0" meta:object-count="0" meta:page-count="5" meta:paragraph-count="164" meta:word-count="947" meta:character-count="5628" meta:non-whitespace-character-count="4961"/>
  </office:meta>
</office:document-meta>
</file>